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e6e6ff"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marker-end="Arrow" draw:textarea-horizontal-align="center" draw:textarea-vertical-align="middle"/>
    </style:style>
    <style:style style:name="gr3" style:family="graphic" style:parent-style-name="standard">
      <style:graphic-properties draw:marker-end="Arrow" draw:fill="solid" draw:fill-color="#ffffff" draw:textarea-horizontal-align="justify" draw:textarea-vertical-align="middle" draw:auto-grow-height="false"/>
    </style:style>
    <style:style style:name="P1" style:family="paragraph">
      <style:paragraph-properties fo:text-align="center"/>
      <style:text-properties fo:font-size="11pt" style:font-size-asian="11pt" style:font-size-complex="11pt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id="id1" draw:layer="layout" svg:width="2.5cm" svg:height="0.783cm" svg:x="1.726cm" svg:y="8.617cm">
          <text:p text:style-name="P1">INITIAL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id="id2" draw:layer="layout" svg:width="2.5cm" svg:height="0.783cm" svg:x="4.726cm" svg:y="8.617cm">
          <text:p text:style-name="P1">LOADING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id="id3" draw:layer="layout" svg:width="2.435cm" svg:height="0.782cm" svg:x="7.726cm" svg:y="8.618cm">
          <text:p text:style-name="P1">READY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id="id4" draw:layer="layout" svg:width="3.174cm" svg:height="0.783cm" svg:x="10.552cm" svg:y="8.617cm">
          <text:p text:style-name="P1">RENDERING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id="id5" draw:layer="layout" svg:width="2.5cm" svg:height="0.782cm" svg:x="14.226cm" svg:y="8.618cm">
          <text:p text:style-name="P1">FREED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id="id6" draw:layer="layout" svg:width="2.174cm" svg:height="0.782cm" svg:x="17.226cm" svg:y="8.618cm">
          <text:p text:style-name="P1">ERROR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2" draw:layer="layout" draw:type="curve" draw:line-skew="-0.464cm" svg:x1="2.976cm" svg:y1="8.617cm" svg:x2="5.976cm" svg:y2="8.617cm" draw:start-shape="id1" draw:start-glue-point="0" draw:end-shape="id2" draw:end-glue-point="0" svg:d="m2976 8617c0-1449 3000-1449 3000 0">
          <text:p/>
        </draw:connector>
        <draw:connector draw:style-name="gr2" draw:text-style-name="P2" draw:layer="layout" draw:type="curve" draw:line-skew="-0.464cm" svg:x1="5.976cm" svg:y1="8.617cm" svg:x2="8.943cm" svg:y2="8.618cm" draw:start-shape="id2" draw:start-glue-point="0" draw:end-shape="id3" draw:end-glue-point="0" svg:d="m5976 8617c0-1449 2967-1449 2967 1">
          <text:p/>
        </draw:connector>
        <draw:connector draw:style-name="gr2" draw:text-style-name="P2" draw:layer="layout" draw:type="curve" draw:line-skew="-0.464cm" svg:x1="8.943cm" svg:y1="8.618cm" svg:x2="12.139cm" svg:y2="8.617cm" draw:start-shape="id3" draw:start-glue-point="0" draw:end-shape="id4" svg:d="m8943 8618c0-1450 3196-1450 3196-1">
          <text:p/>
        </draw:connector>
        <draw:connector draw:style-name="gr2" draw:text-style-name="P2" draw:layer="layout" draw:type="curve" draw:line-skew="-1.633cm" svg:x1="8.943cm" svg:y1="8.618cm" svg:x2="15.476cm" svg:y2="8.618cm" draw:start-shape="id3" draw:start-glue-point="0" draw:end-shape="id5" svg:d="m8943 8618c0-3201 6533-3201 6533 0">
          <text:p/>
        </draw:connector>
        <draw:connector draw:style-name="gr2" draw:text-style-name="P2" draw:layer="layout" draw:type="curve" draw:line-skew="-3.764cm" svg:x1="5.976cm" svg:y1="8.617cm" svg:x2="18.313cm" svg:y2="8.618cm" draw:start-shape="id2" draw:start-glue-point="0" draw:end-shape="id6" draw:end-glue-point="0" svg:d="m5976 8617c0-6399 12337-6399 12337 1">
          <text:p/>
        </draw:connector>
        <draw:connector draw:style-name="gr2" draw:text-style-name="P2" draw:layer="layout" draw:type="curve" draw:line-skew="2.757cm" svg:x1="15.476cm" svg:y1="9.4cm" svg:x2="5.976cm" svg:y2="9.4cm" draw:start-shape="id5" draw:start-glue-point="2" draw:end-shape="id2" draw:end-glue-point="2" svg:d="m15476 9400c0 4888-9500 4888-9500 0">
          <text:p/>
        </draw:connector>
        <draw:custom-shape draw:style-name="gr3" draw:text-style-name="P1" draw:layer="layout" svg:width="0.9cm" svg:height="0.9cm" svg:x="4cm" svg:y="7.1cm">
          <text:p text:style-name="P1">1</text:p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3" draw:text-style-name="P1" draw:layer="layout" svg:width="0.9cm" svg:height="0.9cm" svg:x="11.9cm" svg:y="3.3cm">
          <text:p text:style-name="P1">3</text:p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3" draw:text-style-name="P1" draw:layer="layout" svg:width="0.9cm" svg:height="0.9cm" svg:x="11.9cm" svg:y="5.7cm">
          <text:p text:style-name="P1">4</text:p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3" draw:text-style-name="P1" draw:layer="layout" svg:width="0.9cm" svg:height="0.9cm" svg:x="10.1cm" svg:y="7.1cm">
          <text:p text:style-name="P1">5</text:p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3" draw:text-style-name="P1" draw:layer="layout" svg:width="0.9cm" svg:height="0.9cm" svg:x="10.1cm" svg:y="12.6cm">
          <text:p text:style-name="P1">6</text:p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onnector draw:style-name="gr2" draw:text-style-name="P2" draw:layer="layout" draw:type="curve" draw:line-skew="-2.364cm" svg:x1="2.976cm" svg:y1="8.618cm" svg:x2="12.139cm" svg:y2="8.617cm" draw:end-shape="id4" draw:end-glue-point="0" svg:d="m2976 8618c0-4300 9163-4300 9163-1">
          <text:p/>
        </draw:connector>
        <draw:connector draw:style-name="gr2" draw:text-style-name="P2" draw:layer="layout" draw:type="curve" draw:line-skew="0.847cm" svg:x1="12.139cm" svg:y1="9.4cm" svg:x2="8.943cm" svg:y2="9.4cm" draw:start-shape="id4" draw:start-glue-point="2" draw:end-shape="id3" draw:end-glue-point="2" svg:d="m12139 9400c0 2023-3196 2023-3196 0">
          <text:p/>
        </draw:connector>
        <draw:custom-shape draw:style-name="gr3" draw:text-style-name="P1" draw:layer="layout" svg:width="0.9cm" svg:height="0.9cm" svg:x="6.637cm" svg:y="4.908cm">
          <text:p text:style-name="P1">2</text:p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3" draw:text-style-name="P1" draw:layer="layout" svg:width="0.9cm" svg:height="0.9cm" svg:x="6.9cm" svg:y="7.1cm">
          <text:p text:style-name="P1">2</text:p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3" draw:text-style-name="P1" draw:layer="layout" svg:width="0.9cm" svg:height="0.9cm" svg:x="10.1cm" svg:y="10.4cm">
          <text:p text:style-name="P1">6</text:p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NZ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lindsay </meta:initial-creator>
    <meta:creation-date>2010-06-25T20:41:27</meta:creation-date>
    <dc:date>2010-06-25T21:07:11</dc:date>
    <dc:creator>lindsay </dc:creator>
    <meta:editing-duration>PT00H25M44S</meta:editing-duration>
    <meta:editing-cycles>2</meta:editing-cycles>
    <meta:generator>OpenOffice.org/3.1$Unix OpenOffice.org_project/310m19$Build-9420</meta:generator>
    <meta:document-statistic meta:object-count="22"/>
  </office:meta>
</office:document-meta>
</file>